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645" officeooo:paragraph-rsid="0011a645"/>
    </style:style>
    <style:style style:name="P2" style:family="paragraph" style:parent-style-name="Standard" style:list-style-name="L1">
      <style:text-properties officeooo:rsid="0011a645" officeooo:paragraph-rsid="0011a645"/>
    </style:style>
    <style:style style:name="P3" style:family="paragraph" style:parent-style-name="Standard" style:list-style-name="L1">
      <style:text-properties officeooo:rsid="0011a645" officeooo:paragraph-rsid="0013e9c8"/>
    </style:style>
    <style:style style:name="P4" style:family="paragraph" style:parent-style-name="Standard" style:list-style-name="L1">
      <style:text-properties officeooo:rsid="001318a9" officeooo:paragraph-rsid="001318a9"/>
    </style:style>
    <style:style style:name="P5" style:family="paragraph" style:parent-style-name="Standard" style:list-style-name="L1">
      <style:text-properties officeooo:rsid="0013e9c8" officeooo:paragraph-rsid="0013e9c8"/>
    </style:style>
    <style:style style:name="P6" style:family="paragraph" style:parent-style-name="Standard" style:list-style-name="L1">
      <style:text-properties officeooo:rsid="0015d1f3" officeooo:paragraph-rsid="0015d1f3"/>
    </style:style>
    <style:style style:name="P7" style:family="paragraph" style:parent-style-name="Standard" style:list-style-name="L1">
      <style:text-properties officeooo:rsid="0015fa31" officeooo:paragraph-rsid="0015fa31"/>
    </style:style>
    <style:style style:name="P8" style:family="paragraph" style:parent-style-name="Standard" style:list-style-name="L1">
      <style:text-properties officeooo:rsid="001879a3" officeooo:paragraph-rsid="001879a3"/>
    </style:style>
    <style:style style:name="P9" style:family="paragraph" style:parent-style-name="Standard" style:list-style-name="L1">
      <style:text-properties officeooo:rsid="0018af9a" officeooo:paragraph-rsid="0018af9a"/>
    </style:style>
    <style:style style:name="P10" style:family="paragraph" style:parent-style-name="Standard">
      <style:paragraph-properties fo:text-align="center" style:justify-single-word="false"/>
      <style:text-properties fo:font-size="16pt" officeooo:rsid="001a3a0a" officeooo:paragraph-rsid="001a3a0a" style:font-size-asian="16pt" style:font-size-complex="16pt"/>
    </style:style>
    <style:style style:name="P11" style:family="paragraph" style:parent-style-name="Standard">
      <style:text-properties fo:font-size="12pt" officeooo:rsid="00198544" officeooo:paragraph-rsid="00198544" style:font-size-asian="10.5pt" style:font-size-complex="12pt"/>
    </style:style>
    <style:style style:name="P12" style:family="paragraph" style:parent-style-name="Standard">
      <style:text-properties fo:font-size="12pt" officeooo:rsid="001bfc09" officeooo:paragraph-rsid="001bfc09" style:font-size-asian="10.5pt" style:font-size-complex="12pt"/>
    </style:style>
    <style:style style:name="P13" style:family="paragraph" style:parent-style-name="Standard">
      <style:text-properties fo:color="#999999" fo:font-size="12pt" officeooo:rsid="00198544" officeooo:paragraph-rsid="00198544" style:font-size-asian="10.5pt" style:font-size-complex="12pt"/>
    </style:style>
    <style:style style:name="P14" style:family="paragraph" style:parent-style-name="Standard">
      <style:text-properties style:use-window-font-color="true" fo:font-size="12pt" officeooo:rsid="00198544" officeooo:paragraph-rsid="00198544" style:font-size-asian="10.5pt" style:font-size-complex="12pt"/>
    </style:style>
    <style:style style:name="P15" style:family="paragraph" style:parent-style-name="Standard" style:list-style-name="L2">
      <style:text-properties style:use-window-font-color="true" fo:font-size="12pt" officeooo:rsid="00198544" officeooo:paragraph-rsid="00198544" style:font-size-asian="10.5pt" style:font-size-complex="12pt"/>
    </style:style>
    <style:style style:name="P16" style:family="paragraph" style:parent-style-name="Standard">
      <style:paragraph-properties fo:margin-left="1.401cm" fo:margin-right="0cm" fo:text-indent="0cm" style:auto-text-indent="false"/>
      <style:text-properties fo:color="#999999" fo:font-size="11pt" officeooo:rsid="00198544" officeooo:paragraph-rsid="00198544" style:font-size-asian="11pt" style:font-size-complex="11pt"/>
    </style:style>
    <style:style style:name="P17" style:family="paragraph" style:parent-style-name="Standard">
      <style:paragraph-properties fo:margin-left="1.401cm" fo:margin-right="0cm" fo:text-indent="0cm" style:auto-text-indent="false"/>
      <style:text-properties fo:color="#999999" fo:font-size="11pt" officeooo:rsid="00198544" officeooo:paragraph-rsid="00198544" fo:background-color="#ffff00" style:font-size-asian="11pt" style:font-size-complex="11pt"/>
    </style:style>
    <style:style style:name="P18" style:family="paragraph" style:parent-style-name="Standard" style:master-page-name="">
      <style:paragraph-properties fo:margin-left="1.401cm" fo:margin-right="0cm" fo:text-indent="0cm" style:auto-text-indent="false" style:page-number="auto"/>
      <style:text-properties fo:color="#999999" fo:font-size="14pt" fo:font-weight="bold" officeooo:rsid="00198544" officeooo:paragraph-rsid="00198544" style:font-size-asian="14pt" style:font-weight-asian="bold" style:font-size-complex="14pt" style:font-weight-complex="bold"/>
    </style:style>
    <style:style style:name="P19" style:family="paragraph" style:parent-style-name="Title">
      <style:text-properties style:text-underline-style="solid" style:text-underline-width="auto" style:text-underline-color="font-color"/>
    </style:style>
    <style:style style:name="P20" style:family="paragraph" style:parent-style-name="Heading_20_1"/>
    <style:style style:name="T1" style:family="text">
      <style:text-properties officeooo:rsid="0013e9c8"/>
    </style:style>
    <style:style style:name="T2" style:family="text">
      <style:text-properties officeooo:rsid="001961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lusterHQ MiniREST</text:p>
      <text:p text:style-name="P10">Bugs and possible improvements</text:p>
      <text:p text:style-name="P10"/>
      <text:h text:style-name="Heading_20_1" text:outline-level="1">Dodgy error handling and responses</text:h>
      <text:p text:style-name="P11">The error handling and dealing with HTTP statuses in restx is a bit dodgy. They way the mini REST is working right now differs a bit from the original spec, as for:</text:p>
      <text:p text:style-name="P18">Retrieve the next message from a topic</text:p>
      <text:p text:style-name="P16"/>
      <text:p text:style-name="P16">Request: GET /&lt;topic&gt;/&lt;username&gt;</text:p>
      <text:p text:style-name="P16"/>
      <text:p text:style-name="P16">Response codes:</text:p>
      <text:p text:style-name="P16"/>
      <text:p text:style-name="P16">● 200: Retrieval succeeded.</text:p>
      <text:p text:style-name="P16"/>
      <text:p text:style-name="P17">● 204: There are no messages available for this topic on this user.</text:p>
      <text:p text:style-name="P16"/>
      <text:p text:style-name="P16">● 404: The subscription does not exist.</text:p>
      <text:p text:style-name="P16"/>
      <text:p text:style-name="P16">Response body: The body of the next message, if one exists.</text:p>
      <text:p text:style-name="P13"/>
      <text:p text:style-name="P14">Instead of a 204, a 200 is returned.</text:p>
      <text:p text:style-name="P14">It can be returned using a WebException but, two things will happen:</text:p>
      <text:list xml:id="list4298375327463856732" text:style-name="L2">
        <text:list-item>
          <text:p text:style-name="P15">The “There are no messages available...” message will be lost, as a 204 is a NO CONTEN, and the framework will not return any kind of content</text:p>
        </text:list-item>
        <text:list-item>
          <text:p text:style-name="P15">The tests will fail, as the framework will do internal checks, and when it finds an exception being thrown with an HTPP Status of the family 200 (basically, smaller than 400), it will complain.</text:p>
        </text:list-item>
      </text:list>
      <text:p text:style-name="P11"><text:s/>That can be probably classified as the first found bug of the app.</text:p>
      <text:p text:style-name="P11"/>
      <text:p text:style-name="P12">See:</text:p>
      <text:p text:style-name="P12"><text:a xlink:type="simple" xlink:href="https://github.com/mpgomez/clusterHQminiREST/issues/1" text:style-name="Internet_20_link" text:visited-style-name="Visited_20_Internet_20_Link">https://github.com/mpgomez/clusterHQminiREST/issues/1</text:a></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oft-page-break/><text:span text:style-name="T2">Other p</text:span>ossible improvements.</text:h>
      <text:p text:style-name="P1"/>
      <text:list xml:id="list7665973384320634836" text:style-name="L1">
        <text:list-item>
          <text:p text:style-name="P3">RESTfull API – <text:s/><text:span text:style-name="T1">define resources properly, in a key/value way - </text:span>see proposed spec.</text:p>
        </text:list-item>
        <text:list-item>
          <text:p text:style-name="P2">Make exceptions in the service and in the REST layer independent. The exceptions in the service shouldn't be extending the WebException. The mapping from Service Exception to Web Exception should <text:s/>be done in the REST layer.</text:p>
        </text:list-item>
        <text:list-item>
          <text:p text:style-name="P2">Make the Service independent. Right now, it is being instanced in the the restx AppServer.java. If the application grows, we would probably want to make it independent from the REST server: ServiceModule.java can be used for that purpose without needed to do much more code changes, as it is already acting as an interface between REST and the Message Server instance.</text:p>
        </text:list-item>
        <text:list-item>
          <text:p text:style-name="P4">Concurrent access handling [TODO elaborate]</text:p>
        </text:list-item>
        <text:list-item>
          <text:p text:style-name="P5">Persist the data in a database.</text:p>
        </text:list-item>
        <text:list-item>
          <text:p text:style-name="P6">Change the framework used. Looking fro simplicity, restx framework was used. But there is a big lack of documentation in this framework, and not even the error handling works properly. A framework like restlet could be more appropiate if we expect the REST API to become more complicated and need more functionality.</text:p>
        </text:list-item>
        <text:list-item>
          <text:p text:style-name="P7">Wikipage would be ideal.</text:p>
        </text:list-item>
        <text:list-item>
          <text:p text:style-name="P7">If the code would be developed and used, we would need bug tracking as well.</text:p>
        </text:list-item>
        <text:list-item>
          <text:p text:style-name="P8">Return codes: 404 when publishing a message to a topic that doesn't exist</text:p>
        </text:list-item>
        <text:list-item>
          <text:p text:style-name="P9">Unit test: there is support for exceptions in the latest junit. The unit tests could use that instead of try/cat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3:15:32.920724416</meta:creation-date>
    <dc:date>2015-05-04T20:00:20.653667500</dc:date>
    <meta:editing-duration>PT6H29M31S</meta:editing-duration>
    <meta:editing-cycles>14</meta:editing-cycles>
    <meta:generator>LibreOffice/4.3.7.2$Linux_X86_64 LibreOffice_project/430m0$Build-2</meta:generator>
    <meta:document-statistic meta:table-count="0" meta:image-count="0" meta:object-count="0" meta:page-count="2" meta:paragraph-count="29" meta:word-count="428" meta:character-count="2491" meta:non-whitespace-character-count="2102"/>
  </office:meta>
</office:document-meta>
</file>